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586cm"/>
    </style:style>
    <style:style style:name="co2" style:family="table-column">
      <style:table-column-properties fo:break-before="auto" style:column-width="2.023cm"/>
    </style:style>
    <style:style style:name="co3" style:family="table-column">
      <style:table-column-properties fo:break-before="auto" style:column-width="3.572cm"/>
    </style:style>
    <style:style style:name="co4" style:family="table-column">
      <style:table-column-properties fo:break-before="auto" style:column-width="2.963cm"/>
    </style:style>
    <style:style style:name="co5" style:family="table-column">
      <style:table-column-properties fo:break-before="auto" style:column-width="11.312cm"/>
    </style:style>
    <style:style style:name="co6" style:family="table-column">
      <style:table-column-properties fo:break-before="auto" style:column-width="10.317cm"/>
    </style:style>
    <style:style style:name="co7" style:family="table-column">
      <style:table-column-properties fo:break-before="auto" style:column-width="18.168cm"/>
    </style:style>
    <style:style style:name="co8" style:family="table-column">
      <style:table-column-properties fo:break-before="auto" style:column-width="16.923cm"/>
    </style:style>
    <style:style style:name="co9" style:family="table-column">
      <style:table-column-properties fo:break-before="auto" style:column-width="23.199cm"/>
    </style:style>
    <style:style style:name="co10" style:family="table-column">
      <style:table-column-properties fo:break-before="auto" style:column-width="17.974cm"/>
    </style:style>
    <style:style style:name="co11" style:family="table-column">
      <style:table-column-properties fo:break-before="auto" style:column-width="17.477cm"/>
    </style:style>
    <style:style style:name="co12" style:family="table-column">
      <style:table-column-properties fo:break-before="auto" style:column-width="18.085cm"/>
    </style:style>
    <style:style style:name="co13" style:family="table-column">
      <style:table-column-properties fo:break-before="auto" style:column-width="17.145cm"/>
    </style:style>
    <style:style style:name="co14" style:family="table-column">
      <style:table-column-properties fo:break-before="auto" style:column-width="16.508cm"/>
    </style:style>
    <style:style style:name="co15" style:family="table-column">
      <style:table-column-properties fo:break-before="auto" style:column-width="16.702cm"/>
    </style:style>
    <style:style style:name="co16" style:family="table-column">
      <style:table-column-properties fo:break-before="auto" style:column-width="18.195cm"/>
    </style:style>
    <style:style style:name="co17" style:family="table-column">
      <style:table-column-properties fo:break-before="auto" style:column-width="13.301cm"/>
    </style:style>
    <style:style style:name="co18" style:family="table-column">
      <style:table-column-properties fo:break-before="auto" style:column-width="13.91cm"/>
    </style:style>
    <style:style style:name="co19" style:family="table-column">
      <style:table-column-properties fo:break-before="auto" style:column-width="22.895cm"/>
    </style:style>
    <style:style style:name="co20" style:family="table-column">
      <style:table-column-properties fo:break-before="auto" style:column-width="24.857cm"/>
    </style:style>
    <style:style style:name="co21" style:family="table-column">
      <style:table-column-properties fo:break-before="auto" style:column-width="23.999cm"/>
    </style:style>
    <style:style style:name="co22" style:family="table-column">
      <style:table-column-properties fo:break-before="auto" style:column-width="25.963cm"/>
    </style:style>
    <style:style style:name="co23" style:family="table-column">
      <style:table-column-properties fo:break-before="auto" style:column-width="25.437cm"/>
    </style:style>
    <style:style style:name="co24" style:family="table-column">
      <style:table-column-properties fo:break-before="auto" style:column-width="27.123cm"/>
    </style:style>
    <style:style style:name="co25" style:family="table-column">
      <style:table-column-properties fo:break-before="auto" style:column-width="24.996cm"/>
    </style:style>
    <style:style style:name="co26" style:family="table-column">
      <style:table-column-properties fo:break-before="auto" style:column-width="47.609cm"/>
    </style:style>
    <style:style style:name="co27" style:family="table-column">
      <style:table-column-properties fo:break-before="auto" style:column-width="15.625cm"/>
    </style:style>
    <style:style style:name="co28" style:family="table-column">
      <style:table-column-properties fo:break-before="auto" style:column-width="13.192cm"/>
    </style:style>
    <style:style style:name="co29" style:family="table-column">
      <style:table-column-properties fo:break-before="auto" style:column-width="12.638cm"/>
    </style:style>
    <style:style style:name="co30" style:family="table-column">
      <style:table-column-properties fo:break-before="auto" style:column-width="13.578cm"/>
    </style:style>
    <style:style style:name="co31" style:family="table-column">
      <style:table-column-properties fo:break-before="auto" style:column-width="12.693cm"/>
    </style:style>
    <style:style style:name="co32" style:family="table-column">
      <style:table-column-properties fo:break-before="auto" style:column-width="13.081cm"/>
    </style:style>
    <style:style style:name="co33" style:family="table-column">
      <style:table-column-properties fo:break-before="auto" style:column-width="12.776cm"/>
    </style:style>
    <style:style style:name="co34" style:family="table-column">
      <style:table-column-properties fo:break-before="auto" style:column-width="12.832cm"/>
    </style:style>
    <style:style style:name="co35" style:family="table-column">
      <style:table-column-properties fo:break-before="auto" style:column-width="15.817cm"/>
    </style:style>
    <style:style style:name="co36" style:family="table-column">
      <style:table-column-properties fo:break-before="auto" style:column-width="18.914cm"/>
    </style:style>
    <style:style style:name="co37" style:family="table-column">
      <style:table-column-properties fo:break-before="auto" style:column-width="27.289cm"/>
    </style:style>
    <style:style style:name="co38" style:family="table-column">
      <style:table-column-properties fo:break-before="auto" style:column-width="22.673cm"/>
    </style:style>
    <style:style style:name="co39" style:family="table-column">
      <style:table-column-properties fo:break-before="auto" style:column-width="24.747cm"/>
    </style:style>
    <style:style style:name="co40" style:family="table-column">
      <style:table-column-properties fo:break-before="auto" style:column-width="23.641cm"/>
    </style:style>
    <style:style style:name="co41" style:family="table-column">
      <style:table-column-properties fo:break-before="auto" style:column-width="23.447cm"/>
    </style:style>
    <style:style style:name="co42" style:family="table-column">
      <style:table-column-properties fo:break-before="auto" style:column-width="26.323cm"/>
    </style:style>
    <style:style style:name="co43" style:family="table-column">
      <style:table-column-properties fo:break-before="auto" style:column-width="48.99cm"/>
    </style:style>
    <style:style style:name="co44" style:family="table-column">
      <style:table-column-properties fo:break-before="auto" style:column-width="11.146cm"/>
    </style:style>
    <style:style style:name="co45" style:family="table-column">
      <style:table-column-properties fo:break-before="auto" style:column-width="7.414cm"/>
    </style:style>
    <style:style style:name="co46"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ce1"/>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number-columns-repeated="3"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number-columns-repeated="2"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0"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row table:style-name="ro1">
          <table:table-cell office:value-type="string">
            <text:p>id</text:p>
          </table:table-cell>
          <table:table-cell office:value-type="string">
            <text:p>Completed</text:p>
          </table:table-cell>
          <table:table-cell table:style-name="Default" office:value-type="string">
            <text:p>Time Submitted</text:p>
          </table:table-cell>
          <table:table-cell office:value-type="string">
            <text:p>IP-Address</text:p>
          </table:table-cell>
          <table:table-cell office:value-type="string">
            <text:p>I agree with the terms and hereby consent to participate in the study.</text:p>
          </table:table-cell>
          <table:table-cell office:value-type="string">
            <text:p>Which programming assignment group were you a member of?</text:p>
          </table:table-cell>
          <table:table-cell office:value-type="string">
            <text:p>What is your experience working with the following tools and techniques? [Web-based Application Development]</text:p>
          </table:table-cell>
          <table:table-cell office:value-type="string">
            <text:p>What is your experience working with the following tools and techniques? [Database-driven Applications]</text:p>
          </table:table-cell>
          <table:table-cell office:value-type="string">
            <text:p>What is your experience working with the following tools and techniques? [Database Management Systems (e.g. MySQL, MS Access, Oracle)]</text:p>
          </table:table-cell>
          <table:table-cell office:value-type="string">
            <text:p>What is your experience working with the following tools and techniques? [Extensible Markup Language (XML)]</text:p>
          </table:table-cell>
          <table:table-cell office:value-type="string">
            <text:p>How often do you use the following storage solutions when building data-centric applications? [Cloud-based]</text:p>
          </table:table-cell>
          <table:table-cell office:value-type="string">
            <text:p>How often do you use the following storage solutions when building data-centric applications? [Database-based]</text:p>
          </table:table-cell>
          <table:table-cell office:value-type="string">
            <text:p>How often do you use the following storage solutions when building data-centric applications? [File-based]</text:p>
          </table:table-cell>
          <table:table-cell office:value-type="string">
            <text:p>Please order the following storage solutions by preference, starting with the most prefered [Ranking 1]</text:p>
          </table:table-cell>
          <table:table-cell office:value-type="string">
            <text:p>Please order the following storage solutions by preference, starting with the most prefered [Ranking 2]</text:p>
          </table:table-cell>
          <table:table-cell office:value-type="string">
            <text:p>Please order the following storage solutions by preference, starting with the most prefered [Ranking 3]</text:p>
          </table:table-cell>
          <table:table-cell office:value-type="string">
            <text:p>What aspects of your most prefered solution above do you find particularly valuable?</text:p>
          </table:table-cell>
          <table:table-cell office:value-type="string">
            <text:p>How would you rate your knowledge of the following�concepts? [Metadata Standards (e.g. Dublin Core, METS)]</text:p>
          </table:table-cell>
          <table:table-cell office:value-type="string">
            <text:p>How would you rate your knowledge of the following�concepts? [Digital Libraries]</text:p>
          </table:table-cell>
          <table:table-cell office:value-type="string">
            <text:p>How would you rate your knowledge of the following�concepts? [Digital Preservation]</text:p>
          </table:table-cell>
          <table:table-cell office:value-type="string">
            <text:p>In relation to the XML encoding, to what degree do you agree with the following statements? [The metadata encoding was easy to understand]</text:p>
          </table:table-cell>
          <table:table-cell office:value-type="string">
            <text:p>In relation to the XML encoding, to what degree do you agree with the following statements? [The metadata encoding was easy to process with a program]</text:p>
          </table:table-cell>
          <table:table-cell office:value-type="string">
            <text:p>In relation to the collection hierarchical structure, to what degree do you agree with the following statements? [The structure was easy to understand]</text:p>
          </table:table-cell>
          <table:table-cell office:value-type="string">
            <text:p>In relation to the collection hierarchical structure, to what degree do you agree with the following statements? [The structure was easy to process with a program]</text:p>
          </table:table-cell>
          <table:table-cell office:value-type="string">
            <text:p>In relation to storing metadata on the filesystem, to what degree do you agree with the following? [It was easy to move the data to and from different platforms]</text:p>
          </table:table-cell>
          <table:table-cell office:value-type="string">
            <text:p>In relation to storing metadata on the filesystem, to what degree do you agree with the following? [There was no need to use additional software tools to access the files]</text:p>
          </table:table-cell>
          <table:table-cell office:value-type="string">
            <text:p>Do you have any general comments about the data structure or format?</text:p>
          </table:table-cell>
          <table:table-cell office:value-type="string">
            <text:p>Briefly describe the type of Web service that your group implemented</text:p>
          </table:table-cell>
          <table:table-cell office:value-type="string">
            <text:p>Which programming languages did you use to implement your service? [.NET (C#, VB.NET, J#)]</text:p>
          </table:table-cell>
          <table:table-cell office:value-type="string">
            <text:p>Which programming languages did you use to implement your service? [HTML 5]</text:p>
          </table:table-cell>
          <table:table-cell office:value-type="string">
            <text:p>Which programming languages did you use to implement your service? [Java]</text:p>
          </table:table-cell>
          <table:table-cell office:value-type="string">
            <text:p>Which programming languages did you use to implement your service? [JavaScript]</text:p>
          </table:table-cell>
          <table:table-cell office:value-type="string">
            <text:p>Which programming languages did you use to implement your service? [PHP]</text:p>
          </table:table-cell>
          <table:table-cell office:value-type="string">
            <text:p>Which programming languages did you use to implement your service? [Python]</text:p>
          </table:table-cell>
          <table:table-cell office:value-type="string">
            <text:p>Which programming languages did you use to implement your service? [Ruby]</text:p>
          </table:table-cell>
          <table:table-cell office:value-type="string">
            <text:p>Which programming languages did you use to implement your service? [XSLT]</text:p>
          </table:table-cell>
          <table:table-cell office:value-type="string">
            <text:p>Which programming languages did you use to implement your service? [Other]</text:p>
          </table:table-cell>
          <table:table-cell office:value-type="string">
            <text:p>Does the Web service you implemented make use of an additional backend tools (i.e. database)?</text:p>
          </table:table-cell>
          <table:table-cell office:value-type="string">
            <text:p>What role does the database play in your Web service?</text:p>
          </table:table-cell>
          <table:table-cell office:value-type="string">
            <text:p>In relation to the programming languages used, to what degree do you agree with the following? [The metadata format influenced the choice of the programming language]</text:p>
          </table:table-cell>
          <table:table-cell office:value-type="string">
            <text:p>In relation to the programming languages used, to what degree do you agree with the following? [The metadata file format was easy to parse]</text:p>
          </table:table-cell>
          <table:table-cell office:value-type="string">
            <text:p>In relation to the programming languages used, to what degree do you agree with the following? [The directory hierarchical structure was easy to process]</text:p>
          </table:table-cell>
          <table:table-cell office:value-type="string">
            <text:p>In your opinion, between file-based and database-centric solutions, which would be best suited for the following tasks? [Reading metadata records]</text:p>
          </table:table-cell>
          <table:table-cell office:value-type="string">
            <text:p>In your opinion, between file-based and database-centric solutions, which would be best suited for the following tasks? [Editing metadata records]</text:p>
          </table:table-cell>
          <table:table-cell office:value-type="string">
            <text:p>In your opinion, between file-based and database-centric solutions, which would be best suited for the following tasks? [Deleting metadata records]</text:p>
          </table:table-cell>
          <table:table-cell office:value-type="string">
            <text:p>In your opinion, between file-based and database-centric solutions, which would be best suited for the following tasks? [Copying files to and from different platforms]</text:p>
          </table:table-cell>
          <table:table-cell office:value-type="string">
            <text:p>Do you have any further general comments or concerns?</text:p>
          </table:table-cell>
          <table:table-cell office:value-type="string">
            <text:p>May we contact you if we have clarifications and further questions??</text:p>
          </table:table-cell>
          <table:table-cell office:value-type="string">
            <text:p>At what email address may we contact you?</text:p>
          </table:table-cell>
        </table:table-row>
        <table:table-row table:style-name="ro1">
          <table:table-cell office:value-type="float" office:value="11">
            <text:p>11</text:p>
          </table:table-cell>
          <table:table-cell office:value-type="string">
            <text:p>Y</text:p>
          </table:table-cell>
          <table:table-cell office:value-type="string">
            <text:p>2012-08-16 21:21:37</text:p>
          </table:table-cell>
          <table:table-cell office:value-type="string">
            <text:p>41.132.179.231</text:p>
          </table:table-cell>
          <table:table-cell office:value-type="string">
            <text:p>Yes</text:p>
          </table:table-cell>
          <table:table-cell office:value-type="string">
            <text:p>Group 1</text:p>
          </table:table-cell>
          <table:table-cell table:number-columns-repeated="2" office:value-type="string">
            <text:p>Less than 1 year</text:p>
          </table:table-cell>
          <table:table-cell office:value-type="string">
            <text:p>1-3 years</text:p>
          </table:table-cell>
          <table:table-cell office:value-type="string">
            <text:p>Less than 1 year</text:p>
          </table:table-cell>
          <table:table-cell office:value-type="string">
            <text:p>Not at all</text:p>
          </table:table-cell>
          <table:table-cell office:value-type="string">
            <text:p>Rarely</text:p>
          </table:table-cell>
          <table:table-cell office:value-type="string">
            <text:p>Not at all</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I understand databases better.</text:p>
          </table:table-cell>
          <table:table-cell table:number-columns-repeated="3" office:value-type="string">
            <text:p>Novice</text:p>
          </table:table-cell>
          <table:table-cell table:number-columns-repeated="4" office:value-type="string">
            <text:p>Disagree</text:p>
          </table:table-cell>
          <table:table-cell table:number-columns-repeated="2" office:value-type="string">
            <text:p>Neutral</text:p>
          </table:table-cell>
          <table:table-cell office:value-type="string">
            <text:p>Had some difficulty working the metadata, despite looking at how to process DC metadata online, it slowed us down considerably.</text:p>
          </table:table-cell>
          <table:table-cell office:value-type="string">
            <text:p>Our web service allowed users to search the database of metadata for an image the corresponded to the search term(s), you could then submit a translation/transcription and view a list of these in order of highest ranking. You could also rank translations/transcriptions that you found most accurate</text:p>
          </table:table-cell>
          <table:table-cell table:number-columns-repeated="5" office:value-type="string">
            <text:p>No</text:p>
          </table:table-cell>
          <table:table-cell office:value-type="string">
            <text:p>Yes</text:p>
          </table:table-cell>
          <table:table-cell table:number-columns-repeated="2" office:value-type="string">
            <text:p>No</text:p>
          </table:table-cell>
          <table:table-cell/>
          <table:table-cell office:value-type="string">
            <text:p>Yes</text:p>
          </table:table-cell>
          <table:table-cell office:value-type="string">
            <text:p>It stores the metadata and models the data.</text:p>
          </table:table-cell>
          <table:table-cell table:number-columns-repeated="3" office:value-type="string">
            <text:p>Disagree</text:p>
          </table:table-cell>
          <table:table-cell office:value-type="string">
            <text:p>Database-centric Store</text:p>
          </table:table-cell>
          <table:table-cell office:value-type="string">
            <text:p>File-base Store</text:p>
          </table:table-cell>
          <table:table-cell office:value-type="string">
            <text:p>Database-centric Store</text:p>
          </table:table-cell>
          <table:table-cell office:value-type="string">
            <text:p>File-base Store</text:p>
          </table:table-cell>
          <table:table-cell/>
          <table:table-cell office:value-type="string">
            <text:p>Yes</text:p>
          </table:table-cell>
          <table:table-cell office:value-type="string">
            <text:p>dominic.follett@gmail.com</text:p>
          </table:table-cell>
        </table:table-row>
        <table:table-row table:style-name="ro1">
          <table:table-cell office:value-type="float" office:value="12">
            <text:p>12</text:p>
          </table:table-cell>
          <table:table-cell office:value-type="string">
            <text:p>Y</text:p>
          </table:table-cell>
          <table:table-cell office:value-type="string">
            <text:p>2012-08-17 11:06:58</text:p>
          </table:table-cell>
          <table:table-cell office:value-type="string">
            <text:p>137.158.60.217</text:p>
          </table:table-cell>
          <table:table-cell office:value-type="string">
            <text:p>Yes</text:p>
          </table:table-cell>
          <table:table-cell office:value-type="string">
            <text:p>Group 3</text:p>
          </table:table-cell>
          <table:table-cell table:number-columns-repeated="4" office:value-type="string">
            <text:p>1-3 years</text:p>
          </table:table-cell>
          <table:table-cell office:value-type="string">
            <text:p>Rarely</text:p>
          </table:table-cell>
          <table:table-cell office:value-type="string">
            <text:p>Most of the time</text:p>
          </table:table-cell>
          <table:table-cell office:value-type="string">
            <text:p>Some of the time</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Simple to set up and sheer control</text:p>
          </table:table-cell>
          <table:table-cell table:number-columns-repeated="3"/>
          <table:table-cell table:number-columns-repeated="6" office:value-type="string">
            <text:p>Agree</text:p>
          </table:table-cell>
          <table:table-cell office:value-type="string">
            <text:p>Good structure although confusing that each page has no metadata of its own(only the story).</text:p>
          </table:table-cell>
          <table:table-cell office:value-type="string">
            <text:p>A commenting feautre for each page of a story that integrates with Facebook and a more visual browsing interface.</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office:value-type="string">
            <text:p>HTML</text:p>
          </table:table-cell>
          <table:table-cell office:value-type="string">
            <text:p>No</text:p>
          </table:table-cell>
          <table:table-cell/>
          <table:table-cell office:value-type="string">
            <text:p>Neutral</text:p>
          </table:table-cell>
          <table:table-cell table:number-columns-repeated="2" office:value-type="string">
            <text:p>Agree</text:p>
          </table:table-cell>
          <table:table-cell office:value-type="string">
            <text:p>File-base Store</text:p>
          </table:table-cell>
          <table:table-cell table:number-columns-repeated="3" office:value-type="string">
            <text:p>Database-centric Store</text:p>
          </table:table-cell>
          <table:table-cell/>
          <table:table-cell office:value-type="string">
            <text:p>Yes</text:p>
          </table:table-cell>
          <table:table-cell office:value-type="string">
            <text:p>tkpdeo001@myuct.ac.za</text:p>
          </table:table-cell>
        </table:table-row>
        <table:table-row table:style-name="ro1">
          <table:table-cell office:value-type="float" office:value="13">
            <text:p>13</text:p>
          </table:table-cell>
          <table:table-cell office:value-type="string">
            <text:p>Y</text:p>
          </table:table-cell>
          <table:table-cell office:value-type="string">
            <text:p>2012-08-20 10:29:08</text:p>
          </table:table-cell>
          <table:table-cell office:value-type="string">
            <text:p>137.158.153.188</text:p>
          </table:table-cell>
          <table:table-cell office:value-type="string">
            <text:p>Yes</text:p>
          </table:table-cell>
          <table:table-cell office:value-type="string">
            <text:p>Group 7</text:p>
          </table:table-cell>
          <table:table-cell table:number-columns-repeated="4" office:value-type="string">
            <text:p>1-3 years</text:p>
          </table:table-cell>
          <table:table-cell office:value-type="string">
            <text:p>Not at all</text:p>
          </table:table-cell>
          <table:table-cell office:value-type="string">
            <text:p>Most of the time</text:p>
          </table:table-cell>
          <table:table-cell office:value-type="string">
            <text:p>Rarely</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easy setup and connection to mysql database</text:p>
          </table:table-cell>
          <table:table-cell table:number-columns-repeated="3"/>
          <table:table-cell table:number-columns-repeated="2" office:value-type="string">
            <text:p>Agree</text:p>
          </table:table-cell>
          <table:table-cell table:number-columns-repeated="2" office:value-type="string">
            <text:p>Neutral</text:p>
          </table:table-cell>
          <table:table-cell table:number-columns-repeated="2" office:value-type="string">
            <text:p>Agree</text:p>
          </table:table-cell>
          <table:table-cell/>
          <table:table-cell office:value-type="string">
            <text:p>Annotation and Rating Service</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Neutral</text:p>
          </table:table-cell>
          <table:table-cell office:value-type="string">
            <text:p>Agree</text:p>
          </table:table-cell>
          <table:table-cell office:value-type="string">
            <text:p>Neutral</text:p>
          </table:table-cell>
          <table:table-cell table:number-columns-repeated="4" office:value-type="string">
            <text:p>File-base Store</text:p>
          </table:table-cell>
          <table:table-cell/>
          <table:table-cell office:value-type="string">
            <text:p>No</text:p>
          </table:table-cell>
          <table:table-cell/>
        </table:table-row>
        <table:table-row table:style-name="ro1">
          <table:table-cell office:value-type="float" office:value="14">
            <text:p>14</text:p>
          </table:table-cell>
          <table:table-cell office:value-type="string">
            <text:p>Y</text:p>
          </table:table-cell>
          <table:table-cell office:value-type="string">
            <text:p>2012-08-24 17:09:24</text:p>
          </table:table-cell>
          <table:table-cell office:value-type="string">
            <text:p>41.244.130.50</text:p>
          </table:table-cell>
          <table:table-cell office:value-type="string">
            <text:p>Yes</text:p>
          </table:table-cell>
          <table:table-cell office:value-type="string">
            <text:p>Group 7</text:p>
          </table:table-cell>
          <table:table-cell table:number-columns-repeated="2" office:value-type="string">
            <text:p>Less than 1 year</text:p>
          </table:table-cell>
          <table:table-cell table:number-columns-repeated="2" office:value-type="string">
            <text:p>1-3 years</text:p>
          </table:table-cell>
          <table:table-cell table:number-columns-repeated="2" office:value-type="string">
            <text:p>Some of the time</text:p>
          </table:table-cell>
          <table:table-cell office:value-type="string">
            <text:p>Most of the time</text:p>
          </table:table-cell>
          <table:table-cell office:value-type="string">
            <text:p>Cloud-based</text:p>
          </table:table-cell>
          <table:table-cell office:value-type="string">
            <text:p>File-based</text:p>
          </table:table-cell>
          <table:table-cell office:value-type="string">
            <text:p>Database-based</text:p>
          </table:table-cell>
          <table:table-cell office:value-type="string">
            <text:p>Remote access and the security of not having to manage your own hardware.</text:p>
          </table:table-cell>
          <table:table-cell table:number-columns-repeated="3"/>
          <table:table-cell office:value-type="string">
            <text:p>Neutral</text:p>
          </table:table-cell>
          <table:table-cell office:value-type="string">
            <text:p>Disagree</text:p>
          </table:table-cell>
          <table:table-cell office:value-type="string">
            <text:p>Neutral</text:p>
          </table:table-cell>
          <table:table-cell office:value-type="string">
            <text:p>Disagree</text:p>
          </table:table-cell>
          <table:table-cell office:value-type="string">
            <text:p>Agree</text:p>
          </table:table-cell>
          <table:table-cell office:value-type="string">
            <text:p>Neutral</text:p>
          </table:table-cell>
          <table:table-cell/>
          <table:table-cell office:value-type="string">
            <text:p>Our group designed a overview based visualization of the data. This was interactive and had a drag based control. This was done through HTML5 and specifically the canvas element. </text:p>
          </table:table-cell>
          <table:table-cell office:value-type="string">
            <text:p>No</text:p>
          </table:table-cell>
          <table:table-cell office:value-type="string">
            <text:p>Yes</text:p>
          </table:table-cell>
          <table:table-cell office:value-type="string">
            <text:p>No</text:p>
          </table:table-cell>
          <table:table-cell office:value-type="string">
            <text:p>Yes</text:p>
          </table:table-cell>
          <table:table-cell table:number-columns-repeated="4" office:value-type="string">
            <text:p>No</text:p>
          </table:table-cell>
          <table:table-cell/>
          <table:table-cell office:value-type="string">
            <text:p>No</text:p>
          </table:table-cell>
          <table:table-cell/>
          <table:table-cell table:number-columns-repeated="2" office:value-type="string">
            <text:p>Disagree</text:p>
          </table:table-cell>
          <table:table-cell office:value-type="string">
            <text:p>Neutral</text:p>
          </table:table-cell>
          <table:table-cell table:number-columns-repeated="4" office:value-type="string">
            <text:p>File-base Store</text:p>
          </table:table-cell>
          <table:table-cell/>
          <table:table-cell office:value-type="string">
            <text:p>Yes</text:p>
          </table:table-cell>
          <table:table-cell office:value-type="string">
            <text:p>creative630@gmail.com</text:p>
          </table:table-cell>
        </table:table-row>
        <table:table-row table:style-name="ro1">
          <table:table-cell office:value-type="float" office:value="16">
            <text:p>16</text:p>
          </table:table-cell>
          <table:table-cell office:value-type="string">
            <text:p>Y</text:p>
          </table:table-cell>
          <table:table-cell office:value-type="string">
            <text:p>2012-08-24 18:59:42</text:p>
          </table:table-cell>
          <table:table-cell office:value-type="string">
            <text:p>137.158.153.188</text:p>
          </table:table-cell>
          <table:table-cell office:value-type="string">
            <text:p>Yes</text:p>
          </table:table-cell>
          <table:table-cell office:value-type="string">
            <text:p>Group 6</text:p>
          </table:table-cell>
          <table:table-cell office:value-type="string">
            <text:p>Less than 1 year</text:p>
          </table:table-cell>
          <table:table-cell table:number-columns-repeated="3" office:value-type="string">
            <text:p>1-3 years</text:p>
          </table:table-cell>
          <table:table-cell office:value-type="string">
            <text:p>Rarely</text:p>
          </table:table-cell>
          <table:table-cell office:value-type="string">
            <text:p>Most of the time</text:p>
          </table:table-cell>
          <table:table-cell office:value-type="string">
            <text:p>Some of the time</text:p>
          </table:table-cell>
          <table:table-cell office:value-type="string">
            <text:p>Database-based</text:p>
          </table:table-cell>
          <table:table-cell office:value-type="string">
            <text:p>Cloud-based</text:p>
          </table:table-cell>
          <table:table-cell office:value-type="string">
            <text:p>File-based</text:p>
          </table:table-cell>
          <table:table-cell office:value-type="string">
            <text:p>Speed of accessing data, and its free.</text:p>
          </table:table-cell>
          <table:table-cell table:number-columns-repeated="3"/>
          <table:table-cell office:value-type="string">
            <text:p>Agree</text:p>
          </table:table-cell>
          <table:table-cell office:value-type="string">
            <text:p>Strongly Agree</text:p>
          </table:table-cell>
          <table:table-cell office:value-type="string">
            <text:p>Neutral</text:p>
          </table:table-cell>
          <table:table-cell table:number-columns-repeated="2" office:value-type="string">
            <text:p>Agree</text:p>
          </table:table-cell>
          <table:table-cell office:value-type="string">
            <text:p>Strongly Agree</text:p>
          </table:table-cell>
          <table:table-cell office:value-type="string">
            <text:p>The format of the metadata was good. It made everything simpler for automation of getting all information/data about a particular book.</text:p>
          </table:table-cell>
          <table:table-cell office:value-type="string">
            <text:p>View of the all data/images groups according to book name/ book id with the capability of adding annotations to a picture.</text:p>
          </table:table-cell>
          <table:table-cell office:value-type="string">
            <text:p>No</text:p>
          </table:table-cell>
          <table:table-cell table:number-columns-repeated="4" office:value-type="string">
            <text:p>Yes</text:p>
          </table:table-cell>
          <table:table-cell table:number-columns-repeated="3" office:value-type="string">
            <text:p>No</text:p>
          </table:table-cell>
          <table:table-cell office:value-type="string">
            <text:p>MySQL</text:p>
          </table:table-cell>
          <table:table-cell office:value-type="string">
            <text:p>Yes</text:p>
          </table:table-cell>
          <table:table-cell office:value-type="string">
            <text:p>To store annotations</text:p>
          </table:table-cell>
          <table:table-cell office:value-type="string">
            <text:p>Agree</text:p>
          </table:table-cell>
          <table:table-cell table:number-columns-repeated="2" office:value-type="string">
            <text:p>Strongly Agree</text:p>
          </table:table-cell>
          <table:table-cell table:number-columns-repeated="4" office:value-type="string">
            <text:p>File-base Store</text:p>
          </table:table-cell>
          <table:table-cell/>
          <table:table-cell office:value-type="string">
            <text:p>Yes</text:p>
          </table:table-cell>
          <table:table-cell office:value-type="string">
            <text:p>ratshidaho@gmail.com</text:p>
          </table:table-cell>
        </table:table-row>
        <table:table-row table:style-name="ro1">
          <table:table-cell office:value-type="float" office:value="17">
            <text:p>17</text:p>
          </table:table-cell>
          <table:table-cell office:value-type="string">
            <text:p>Y</text:p>
          </table:table-cell>
          <table:table-cell office:value-type="string">
            <text:p>2012-08-24 23:16:52</text:p>
          </table:table-cell>
          <table:table-cell office:value-type="string">
            <text:p>196.210.129.102</text:p>
          </table:table-cell>
          <table:table-cell office:value-type="string">
            <text:p>Yes</text:p>
          </table:table-cell>
          <table:table-cell office:value-type="string">
            <text:p>Group 5</text:p>
          </table:table-cell>
          <table:table-cell office:value-type="string">
            <text:p>1-3 years</text:p>
          </table:table-cell>
          <table:table-cell table:number-columns-repeated="3" office:value-type="string">
            <text:p>Less than 1 year</text:p>
          </table:table-cell>
          <table:table-cell office:value-type="string">
            <text:p>Not at all</text:p>
          </table:table-cell>
          <table:table-cell office:value-type="string">
            <text:p>Some of the time</text:p>
          </table:table-cell>
          <table:table-cell office:value-type="string">
            <text:p>Most of the time</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Backed up storage</text:p>
          </table:table-cell>
          <table:table-cell table:number-columns-repeated="3"/>
          <table:table-cell table:number-columns-repeated="2" office:value-type="string">
            <text:p>Strongly Agree</text:p>
          </table:table-cell>
          <table:table-cell office:value-type="string">
            <text:p>Agree</text:p>
          </table:table-cell>
          <table:table-cell office:value-type="string">
            <text:p>Strongly Agree</text:p>
          </table:table-cell>
          <table:table-cell office:value-type="string">
            <text:p>Neutral</text:p>
          </table:table-cell>
          <table:table-cell office:value-type="string">
            <text:p>Agree</text:p>
          </table:table-cell>
          <table:table-cell/>
          <table:table-cell office:value-type="string">
            <text:p>Translation Tool with login profiles</text:p>
          </table:table-cell>
          <table:table-cell table:number-columns-repeated="5" office:value-type="string">
            <text:p>No</text:p>
          </table:table-cell>
          <table:table-cell office:value-type="string">
            <text:p>Yes</text:p>
          </table:table-cell>
          <table:table-cell table:number-columns-repeated="2" office:value-type="string">
            <text:p>No</text:p>
          </table:table-cell>
          <table:table-cell/>
          <table:table-cell office:value-type="string">
            <text:p>Yes</text:p>
          </table:table-cell>
          <table:table-cell office:value-type="string">
            <text:p>Prepopulated database with all the metadata of archive</text:p>
          </table:table-cell>
          <table:table-cell office:value-type="string">
            <text:p>Disagree</text:p>
          </table:table-cell>
          <table:table-cell table:number-columns-repeated="2" office:value-type="string">
            <text:p>Agree</text:p>
          </table:table-cell>
          <table:table-cell table:number-columns-repeated="3" office:value-type="string">
            <text:p>Database-centric Store</text:p>
          </table:table-cell>
          <table:table-cell office:value-type="string">
            <text:p>File-base Store</text:p>
          </table:table-cell>
          <table:table-cell/>
          <table:table-cell office:value-type="string">
            <text:p>Yes</text:p>
          </table:table-cell>
          <table:table-cell office:value-type="string">
            <text:p>saschawatermeyer@gmail.com</text:p>
          </table:table-cell>
        </table:table-row>
        <table:table-row table:style-name="ro1">
          <table:table-cell office:value-type="float" office:value="19">
            <text:p>19</text:p>
          </table:table-cell>
          <table:table-cell office:value-type="string">
            <text:p>Y</text:p>
          </table:table-cell>
          <table:table-cell office:value-type="string">
            <text:p>2012-08-25 08:59:15</text:p>
          </table:table-cell>
          <table:table-cell office:value-type="string">
            <text:p>137.158.153.188</text:p>
          </table:table-cell>
          <table:table-cell office:value-type="string">
            <text:p>Yes</text:p>
          </table:table-cell>
          <table:table-cell office:value-type="string">
            <text:p>Group 6</text:p>
          </table:table-cell>
          <table:table-cell office:value-type="string">
            <text:p>3-6 years</text:p>
          </table:table-cell>
          <table:table-cell table:number-columns-repeated="3" office:value-type="string">
            <text:p>1-3 years</text:p>
          </table:table-cell>
          <table:table-cell office:value-type="string">
            <text:p>Rarely</text:p>
          </table:table-cell>
          <table:table-cell office:value-type="string">
            <text:p>Most of the time</text:p>
          </table:table-cell>
          <table:table-cell office:value-type="string">
            <text:p>Some of the time</text:p>
          </table:table-cell>
          <table:table-cell office:value-type="string">
            <text:p>Database-based</text:p>
          </table:table-cell>
          <table:table-cell office:value-type="string">
            <text:p>Cloud-based</text:p>
          </table:table-cell>
          <table:table-cell office:value-type="string">
            <text:p>File-based</text:p>
          </table:table-cell>
          <table:table-cell office:value-type="string">
            <text:p>Ease of data manipulation and relations</text:p>
          </table:table-cell>
          <table:table-cell table:number-columns-repeated="3"/>
          <table:table-cell table:number-columns-repeated="2" office:value-type="string">
            <text:p>Agree</text:p>
          </table:table-cell>
          <table:table-cell office:value-type="string">
            <text:p>Neutral</text:p>
          </table:table-cell>
          <table:table-cell table:number-columns-repeated="3" office:value-type="string">
            <text:p>Agree</text:p>
          </table:table-cell>
          <table:table-cell office:value-type="string">
            <text:p>The hierarchy was not intuitive therefore took a while to understand however having crossed that hurdle was fairly easy to process.</text:p>
          </table:table-cell>
          <table:table-cell office:value-type="string">
            <text:p>Visualisation and Annotations</text:p>
          </table:table-cell>
          <table:table-cell office:value-type="string">
            <text:p>No</text:p>
          </table:table-cell>
          <table:table-cell table:number-columns-repeated="4" office:value-type="string">
            <text:p>Yes</text:p>
          </table:table-cell>
          <table:table-cell table:number-columns-repeated="3" office:value-type="string">
            <text:p>No</text:p>
          </table:table-cell>
          <table:table-cell/>
          <table:table-cell office:value-type="string">
            <text:p>Yes</text:p>
          </table:table-cell>
          <table:table-cell office:value-type="string">
            <text:p>Store annotation data in a mySQL database</text:p>
          </table:table-cell>
          <table:table-cell office:value-type="string">
            <text:p>Neutral</text:p>
          </table:table-cell>
          <table:table-cell office:value-type="string">
            <text:p>Agree</text:p>
          </table:table-cell>
          <table:table-cell office:value-type="string">
            <text:p>Neutral</text:p>
          </table:table-cell>
          <table:table-cell table:number-columns-repeated="3" office:value-type="string">
            <text:p>Both</text:p>
          </table:table-cell>
          <table:table-cell office:value-type="string">
            <text:p>File-base Store</text:p>
          </table:table-cell>
          <table:table-cell/>
          <table:table-cell office:value-type="string">
            <text:p>Yes</text:p>
          </table:table-cell>
          <table:table-cell office:value-type="string">
            <text:p>jpchaka@gmail.com</text:p>
          </table:table-cell>
        </table:table-row>
        <table:table-row table:style-name="ro1">
          <table:table-cell office:value-type="float" office:value="20">
            <text:p>20</text:p>
          </table:table-cell>
          <table:table-cell office:value-type="string">
            <text:p>Y</text:p>
          </table:table-cell>
          <table:table-cell office:value-type="string">
            <text:p>2012-08-25 16:12:24</text:p>
          </table:table-cell>
          <table:table-cell office:value-type="string">
            <text:p>196.215.145.161</text:p>
          </table:table-cell>
          <table:table-cell office:value-type="string">
            <text:p>Yes</text:p>
          </table:table-cell>
          <table:table-cell office:value-type="string">
            <text:p>Group 9</text:p>
          </table:table-cell>
          <table:table-cell table:number-columns-repeated="2" office:value-type="string">
            <text:p>Less than 1 year</text:p>
          </table:table-cell>
          <table:table-cell table:number-columns-repeated="2" office:value-type="string">
            <text:p>1-3 years</text:p>
          </table:table-cell>
          <table:table-cell office:value-type="string">
            <text:p>Not at all</text:p>
          </table:table-cell>
          <table:table-cell office:value-type="string">
            <text:p>Rarely</text:p>
          </table:table-cell>
          <table:table-cell office:value-type="string">
            <text:p>All the time</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ease of access.</text:p>
          </table:table-cell>
          <table:table-cell table:number-columns-repeated="3"/>
          <table:table-cell table:number-columns-repeated="2" office:value-type="string">
            <text:p>Strongly Agree</text:p>
          </table:table-cell>
          <table:table-cell office:value-type="string">
            <text:p>Disagree</text:p>
          </table:table-cell>
          <table:table-cell office:value-type="string">
            <text:p>Agree</text:p>
          </table:table-cell>
          <table:table-cell office:value-type="string">
            <text:p>Disagree</text:p>
          </table:table-cell>
          <table:table-cell office:value-type="string">
            <text:p>Agree</text:p>
          </table:table-cell>
          <table:table-cell office:value-type="string">
            <text:p>it was unintuitive and hindering to have the descriptions for pages in the metadata for the books and not in the metadata for the images.</text:p>
          </table:table-cell>
          <table:table-cell office:value-type="string">
            <text:p>A space for collaborative work on the collection. Thumbnails of pages were displayed in collections and users could expand the view of an image and add public annotations to it.</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Strongly Disagree</text:p>
          </table:table-cell>
          <table:table-cell office:value-type="string">
            <text:p>Disagree</text:p>
          </table:table-cell>
          <table:table-cell office:value-type="string">
            <text:p>Neutral</text:p>
          </table:table-cell>
          <table:table-cell table:number-columns-repeated="2" office:value-type="string">
            <text:p>File-base Store</text:p>
          </table:table-cell>
          <table:table-cell office:value-type="string">
            <text:p>Database-centric Store</text:p>
          </table:table-cell>
          <table:table-cell office:value-type="string">
            <text:p>File-base Store</text:p>
          </table:table-cell>
          <table:table-cell office:value-type="string">
            <text:p>There was a lack of consistency in the descriptions of the pages in the book metadata which made parsing the descriptions to add them to the corresponding page very difficult. It would be helpful to have the description for a page in the metadata for that page, and possibly still in the metadata for the book.</text:p>
          </table:table-cell>
          <table:table-cell office:value-type="string">
            <text:p>Yes</text:p>
          </table:table-cell>
          <table:table-cell office:value-type="string">
            <text:p>kaitcrawford@gmail.com</text:p>
          </table:table-cell>
        </table:table-row>
        <table:table-row table:style-name="ro1">
          <table:table-cell office:value-type="float" office:value="22">
            <text:p>22</text:p>
          </table:table-cell>
          <table:table-cell office:value-type="string">
            <text:p>Y</text:p>
          </table:table-cell>
          <table:table-cell office:value-type="string">
            <text:p>2012-08-27 11:08:44</text:p>
          </table:table-cell>
          <table:table-cell office:value-type="string">
            <text:p>41.242.188.166</text:p>
          </table:table-cell>
          <table:table-cell office:value-type="string">
            <text:p>Yes</text:p>
          </table:table-cell>
          <table:table-cell office:value-type="string">
            <text:p>Group 5</text:p>
          </table:table-cell>
          <table:table-cell table:number-columns-repeated="4" office:value-type="string">
            <text:p>1-3 years</text:p>
          </table:table-cell>
          <table:table-cell table:number-columns-repeated="3" office:value-type="string">
            <text:p>Some of the time</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File based is easyDatabase based is efficientCloud based is extensible</text:p>
          </table:table-cell>
          <table:table-cell table:number-columns-repeated="3"/>
          <table:table-cell office:value-type="string">
            <text:p>Neutral</text:p>
          </table:table-cell>
          <table:table-cell office:value-type="string">
            <text:p>Agree</text:p>
          </table:table-cell>
          <table:table-cell office:value-type="string">
            <text:p>Neutral</text:p>
          </table:table-cell>
          <table:table-cell table:number-columns-repeated="3" office:value-type="string">
            <text:p>Agree</text:p>
          </table:table-cell>
          <table:table-cell office:value-type="string">
            <text:p>I guess it was ok but took some getting used to</text:p>
          </table:table-cell>
          <table:table-cell office:value-type="string">
            <text:p>Translation tool</text:p>
          </table:table-cell>
          <table:table-cell table:number-columns-repeated="5" office:value-type="string">
            <text:p>No</text:p>
          </table:table-cell>
          <table:table-cell office:value-type="string">
            <text:p>Yes</text:p>
          </table:table-cell>
          <table:table-cell table:number-columns-repeated="2" office:value-type="string">
            <text:p>No</text:p>
          </table:table-cell>
          <table:table-cell/>
          <table:table-cell office:value-type="string">
            <text:p>Yes</text:p>
          </table:table-cell>
          <table:table-cell office:value-type="string">
            <text:p>Stores translation data, user data and data read in from the XML</text:p>
          </table:table-cell>
          <table:table-cell office:value-type="string">
            <text:p>Neutral</text:p>
          </table:table-cell>
          <table:table-cell table:number-columns-repeated="2" office:value-type="string">
            <text:p>Agree</text:p>
          </table:table-cell>
          <table:table-cell table:number-columns-repeated="4" office:value-type="string">
            <text:p>Database-centric Store</text:p>
          </table:table-cell>
          <table:table-cell/>
          <table:table-cell office:value-type="string">
            <text:p>Yes</text:p>
          </table:table-cell>
          <table:table-cell office:value-type="string">
            <text:p>timminata@gmail.com</text:p>
          </table:table-cell>
        </table:table-row>
        <table:table-row table:style-name="ro1">
          <table:table-cell office:value-type="float" office:value="24">
            <text:p>24</text:p>
          </table:table-cell>
          <table:table-cell office:value-type="string">
            <text:p>Y</text:p>
          </table:table-cell>
          <table:table-cell office:value-type="string">
            <text:p>2012-08-30 10:44:47</text:p>
          </table:table-cell>
          <table:table-cell office:value-type="string">
            <text:p>137.158.59.219</text:p>
          </table:table-cell>
          <table:table-cell office:value-type="string">
            <text:p>Yes</text:p>
          </table:table-cell>
          <table:table-cell office:value-type="string">
            <text:p>Group 4</text:p>
          </table:table-cell>
          <table:table-cell table:number-columns-repeated="4" office:value-type="string">
            <text:p>Less than 1 year</text:p>
          </table:table-cell>
          <table:table-cell office:value-type="string">
            <text:p>Not at all</text:p>
          </table:table-cell>
          <table:table-cell table:number-columns-repeated="2" office:value-type="string">
            <text:p>Some of the time</text:p>
          </table:table-cell>
          <table:table-cell office:value-type="string">
            <text:p>Database-based</text:p>
          </table:table-cell>
          <table:table-cell office:value-type="string">
            <text:p>Cloud-based</text:p>
          </table:table-cell>
          <table:table-cell office:value-type="string">
            <text:p>File-based</text:p>
          </table:table-cell>
          <table:table-cell office:value-type="string">
            <text:p>Easy to query</text:p>
          </table:table-cell>
          <table:table-cell table:number-columns-repeated="3"/>
          <table:table-cell table:number-columns-repeated="2" office:value-type="string">
            <text:p>Agree</text:p>
          </table:table-cell>
          <table:table-cell office:value-type="string">
            <text:p>Neutral</text:p>
          </table:table-cell>
          <table:table-cell table:number-columns-repeated="2" office:value-type="string">
            <text:p>Agree</text:p>
          </table:table-cell>
          <table:table-cell office:value-type="string">
            <text:p>Neutral</text:p>
          </table:table-cell>
          <table:table-cell/>
          <table:table-cell office:value-type="string">
            <text:p>Visualisation of the data in order to see common attributes between stories. </text:p>
          </table:table-cell>
          <table:table-cell table:number-columns-repeated="3" office:value-type="string">
            <text:p>No</text:p>
          </table:table-cell>
          <table:table-cell office:value-type="string">
            <text:p>Yes</text:p>
          </table:table-cell>
          <table:table-cell table:number-columns-repeated="4" office:value-type="string">
            <text:p>No</text:p>
          </table:table-cell>
          <table:table-cell office:value-type="string">
            <text:p>JQuery, D3.js, Backbone.js</text:p>
          </table:table-cell>
          <table:table-cell office:value-type="string">
            <text:p>Yes</text:p>
          </table:table-cell>
          <table:table-cell office:value-type="string">
            <text:p>MongoDB helps us query and easily access the data required while still maintaining some of the structure of the files</text:p>
          </table:table-cell>
          <table:table-cell office:value-type="string">
            <text:p>Neutral</text:p>
          </table:table-cell>
          <table:table-cell table:number-columns-repeated="2" office:value-type="string">
            <text:p>Agree</text:p>
          </table:table-cell>
          <table:table-cell office:value-type="string">
            <text:p>Both</text:p>
          </table:table-cell>
          <table:table-cell table:number-columns-repeated="2" office:value-type="string">
            <text:p>Database-centric Store</text:p>
          </table:table-cell>
          <table:table-cell office:value-type="string">
            <text:p>File-base Store</text:p>
          </table:table-cell>
          <table:table-cell/>
          <table:table-cell office:value-type="string">
            <text:p>No</text:p>
          </table:table-cell>
          <table:table-cell/>
        </table:table-row>
        <table:table-row table:style-name="ro1">
          <table:table-cell office:value-type="float" office:value="27">
            <text:p>27</text:p>
          </table:table-cell>
          <table:table-cell office:value-type="string">
            <text:p>Y</text:p>
          </table:table-cell>
          <table:table-cell office:value-type="string">
            <text:p>2012-09-01 21:11:07</text:p>
          </table:table-cell>
          <table:table-cell office:value-type="string">
            <text:p>196.24.134.108</text:p>
          </table:table-cell>
          <table:table-cell office:value-type="string">
            <text:p>Yes</text:p>
          </table:table-cell>
          <table:table-cell office:value-type="string">
            <text:p>Group 1</text:p>
          </table:table-cell>
          <table:table-cell table:number-columns-repeated="3" office:value-type="string">
            <text:p>1-3 years</text:p>
          </table:table-cell>
          <table:table-cell office:value-type="string">
            <text:p>Less than 1 year</text:p>
          </table:table-cell>
          <table:table-cell office:value-type="string">
            <text:p>Not at all</text:p>
          </table:table-cell>
          <table:table-cell office:value-type="string">
            <text:p>All the time</text:p>
          </table:table-cell>
          <table:table-cell office:value-type="string">
            <text:p>Some of the time</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centralized management, easy of design, availability of support/literature</text:p>
          </table:table-cell>
          <table:table-cell table:number-columns-repeated="3" office:value-type="string">
            <text:p>Novice</text:p>
          </table:table-cell>
          <table:table-cell table:number-columns-repeated="4" office:value-type="string">
            <text:p>Disagree</text:p>
          </table:table-cell>
          <table:table-cell table:number-columns-repeated="2" office:value-type="string">
            <text:p>Agree</text:p>
          </table:table-cell>
          <table:table-cell/>
          <table:table-cell office:value-type="string">
            <text:p>We implemented a transcription service. Our idea was to have the data provided in several other languages and the best way to do this is to let the communities do it themselves</text:p>
          </table:table-cell>
          <table:table-cell table:number-columns-repeated="5" office:value-type="string">
            <text:p>No</text:p>
          </table:table-cell>
          <table:table-cell office:value-type="string">
            <text:p>Yes</text:p>
          </table:table-cell>
          <table:table-cell table:number-columns-repeated="2" office:value-type="string">
            <text:p>No</text:p>
          </table:table-cell>
          <table:table-cell/>
          <table:table-cell office:value-type="string">
            <text:p>Yes</text:p>
          </table:table-cell>
          <table:table-cell office:value-type="string">
            <text:p>the DB stored the metadata </text:p>
          </table:table-cell>
          <table:table-cell table:number-columns-repeated="3" office:value-type="string">
            <text:p>Neutral</text:p>
          </table:table-cell>
          <table:table-cell table:number-columns-repeated="2" office:value-type="string">
            <text:p>File-base Store</text:p>
          </table:table-cell>
          <table:table-cell office:value-type="string">
            <text:p>Database-centric Store</text:p>
          </table:table-cell>
          <table:table-cell office:value-type="string">
            <text:p>File-base Store</text:p>
          </table:table-cell>
          <table:table-cell/>
          <table:table-cell office:value-type="string">
            <text:p>No</text:p>
          </table:table-cell>
          <table:table-cell/>
        </table:table-row>
        <table:table-row table:style-name="ro1">
          <table:table-cell office:value-type="float" office:value="28">
            <text:p>28</text:p>
          </table:table-cell>
          <table:table-cell office:value-type="string">
            <text:p>Y</text:p>
          </table:table-cell>
          <table:table-cell office:value-type="string">
            <text:p>2012-09-02 20:22:52</text:p>
          </table:table-cell>
          <table:table-cell office:value-type="string">
            <text:p>41.132.49.124</text:p>
          </table:table-cell>
          <table:table-cell office:value-type="string">
            <text:p>Yes</text:p>
          </table:table-cell>
          <table:table-cell office:value-type="string">
            <text:p>Group 6</text:p>
          </table:table-cell>
          <table:table-cell table:number-columns-repeated="2" office:value-type="string">
            <text:p>Less than 1 year</text:p>
          </table:table-cell>
          <table:table-cell office:value-type="string">
            <text:p>1-3 years</text:p>
          </table:table-cell>
          <table:table-cell office:value-type="string">
            <text:p>Less than 1 year</text:p>
          </table:table-cell>
          <table:table-cell office:value-type="string">
            <text:p>Rarely</text:p>
          </table:table-cell>
          <table:table-cell table:number-columns-repeated="2" office:value-type="string">
            <text:p>All the time</text:p>
          </table:table-cell>
          <table:table-cell office:value-type="string">
            <text:p>Cloud-based</text:p>
          </table:table-cell>
          <table:table-cell office:value-type="string">
            <text:p>File-based</text:p>
          </table:table-cell>
          <table:table-cell office:value-type="string">
            <text:p>Database-based</text:p>
          </table:table-cell>
          <table:table-cell office:value-type="string">
            <text:p>the ability to sync all your data without the need for extensive hardware thus making it more convenient</text:p>
          </table:table-cell>
          <table:table-cell table:number-columns-repeated="3"/>
          <table:table-cell office:value-type="string">
            <text:p>Agree</text:p>
          </table:table-cell>
          <table:table-cell office:value-type="string">
            <text:p>Strongly Agree</text:p>
          </table:table-cell>
          <table:table-cell office:value-type="string">
            <text:p>Agree</text:p>
          </table:table-cell>
          <table:table-cell office:value-type="string">
            <text:p>Strongly Agree</text:p>
          </table:table-cell>
          <table:table-cell table:number-columns-repeated="2" office:value-type="string">
            <text:p>Agree</text:p>
          </table:table-cell>
          <table:table-cell/>
          <table:table-cell office:value-type="string">
            <text:p>Incorporating the mete data and creating an application that could run on tablets</text:p>
          </table:table-cell>
          <table:table-cell office:value-type="string">
            <text:p>Yes</text:p>
          </table:table-cell>
          <table:table-cell table:number-columns-repeated="7" office:value-type="string">
            <text:p>No</text:p>
          </table:table-cell>
          <table:table-cell/>
          <table:table-cell office:value-type="string">
            <text:p>Yes</text:p>
          </table:table-cell>
          <table:table-cell office:value-type="string">
            <text:p>We used Sencha Touch</text:p>
          </table:table-cell>
          <table:table-cell table:number-columns-repeated="2" office:value-type="string">
            <text:p>Agree</text:p>
          </table:table-cell>
          <table:table-cell office:value-type="string">
            <text:p>Strongly Agree</text:p>
          </table:table-cell>
          <table:table-cell table:number-columns-repeated="2" office:value-type="string">
            <text:p>File-base Store</text:p>
          </table:table-cell>
          <table:table-cell office:value-type="string">
            <text:p>Both</text:p>
          </table:table-cell>
          <table:table-cell office:value-type="string">
            <text:p>Database-centric Store</text:p>
          </table:table-cell>
          <table:table-cell/>
          <table:table-cell office:value-type="string">
            <text:p>Yes</text:p>
          </table:table-cell>
          <table:table-cell office:value-type="string">
            <text:p>sngsas006@myuct.ac.za</text:p>
          </table:table-cell>
        </table:table-row>
        <table:table-row table:style-name="ro1">
          <table:table-cell office:value-type="float" office:value="29">
            <text:p>29</text:p>
          </table:table-cell>
          <table:table-cell office:value-type="string">
            <text:p>Y</text:p>
          </table:table-cell>
          <table:table-cell office:value-type="string">
            <text:p>2012-09-03 11:10:55</text:p>
          </table:table-cell>
          <table:table-cell office:value-type="string">
            <text:p>137.158.60.195</text:p>
          </table:table-cell>
          <table:table-cell office:value-type="string">
            <text:p>Yes</text:p>
          </table:table-cell>
          <table:table-cell office:value-type="string">
            <text:p>Group 1</text:p>
          </table:table-cell>
          <table:table-cell table:number-columns-repeated="3" office:value-type="string">
            <text:p>More than 6 years</text:p>
          </table:table-cell>
          <table:table-cell office:value-type="string">
            <text:p>3-6 years</text:p>
          </table:table-cell>
          <table:table-cell office:value-type="string">
            <text:p>Some of the time</text:p>
          </table:table-cell>
          <table:table-cell office:value-type="string">
            <text:p>All the time</text:p>
          </table:table-cell>
          <table:table-cell office:value-type="string">
            <text:p>Rarely</text:p>
          </table:table-cell>
          <table:table-cell office:value-type="string">
            <text:p>Database-based</text:p>
          </table:table-cell>
          <table:table-cell office:value-type="string">
            <text:p>Cloud-based</text:p>
          </table:table-cell>
          <table:table-cell office:value-type="string">
            <text:p>File-based</text:p>
          </table:table-cell>
          <table:table-cell office:value-type="string">
            <text:p>Fast parsing of data.</text:p>
          </table:table-cell>
          <table:table-cell table:number-columns-repeated="3"/>
          <table:table-cell table:number-columns-repeated="6" office:value-type="string">
            <text:p>Strongly Agree</text:p>
          </table:table-cell>
          <table:table-cell office:value-type="string">
            <text:p>Na, Was chilled. Super easy to parse the data.</text:p>
          </table:table-cell>
          <table:table-cell office:value-type="string">
            <text:p>Mobile web interface for tables and smart phones for browsing the collection</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Strongly Disagree</text:p>
          </table:table-cell>
          <table:table-cell table:number-columns-repeated="2" office:value-type="string">
            <text:p>Strongly Agree</text:p>
          </table:table-cell>
          <table:table-cell table:number-columns-repeated="3" office:value-type="string">
            <text:p>Both</text:p>
          </table:table-cell>
          <table:table-cell office:value-type="string">
            <text:p>File-base Store</text:p>
          </table:table-cell>
          <table:table-cell/>
          <table:table-cell office:value-type="string">
            <text:p>Yes</text:p>
          </table:table-cell>
          <table:table-cell office:value-type="string">
            <text:p>tjma2001@gmail.com</text:p>
          </table:table-cell>
        </table:table-row>
        <table:table-row table:style-name="ro1">
          <table:table-cell office:value-type="float" office:value="30">
            <text:p>30</text:p>
          </table:table-cell>
          <table:table-cell office:value-type="string">
            <text:p>Y</text:p>
          </table:table-cell>
          <table:table-cell office:value-type="string">
            <text:p>2012-09-03 13:23:42</text:p>
          </table:table-cell>
          <table:table-cell office:value-type="string">
            <text:p>137.158.153.188</text:p>
          </table:table-cell>
          <table:table-cell office:value-type="string">
            <text:p>Yes</text:p>
          </table:table-cell>
          <table:table-cell office:value-type="string">
            <text:p>Group 12</text:p>
          </table:table-cell>
          <table:table-cell office:value-type="string">
            <text:p>Less than 1 year</text:p>
          </table:table-cell>
          <table:table-cell table:number-columns-repeated="2" office:value-type="string">
            <text:p>1-3 years</text:p>
          </table:table-cell>
          <table:table-cell office:value-type="string">
            <text:p>Less than 1 year</text:p>
          </table:table-cell>
          <table:table-cell office:value-type="string">
            <text:p>Not at all</text:p>
          </table:table-cell>
          <table:table-cell office:value-type="string">
            <text:p>Rarely</text:p>
          </table:table-cell>
          <table:table-cell office:value-type="string">
            <text:p>All the time</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Access anywhere and more scalable.</text:p>
          </table:table-cell>
          <table:table-cell table:number-columns-repeated="3" office:value-type="string">
            <text:p>Novice</text:p>
          </table:table-cell>
          <table:table-cell office:value-type="string">
            <text:p>Agree</text:p>
          </table:table-cell>
          <table:table-cell office:value-type="string">
            <text:p>Strongly Disagree</text:p>
          </table:table-cell>
          <table:table-cell office:value-type="string">
            <text:p>Agree</text:p>
          </table:table-cell>
          <table:table-cell office:value-type="string">
            <text:p>Strongly Disagree</text:p>
          </table:table-cell>
          <table:table-cell table:number-columns-repeated="2" office:value-type="string">
            <text:p>Strongly Agree</text:p>
          </table:table-cell>
          <table:table-cell/>
          <table:table-cell office:value-type="string">
            <text:p>Visulaization service whereby the photos were read with a book like interface where the pages flipped like a real book.</text:p>
          </table:table-cell>
          <table:table-cell table:number-columns-repeated="4" office:value-type="string">
            <text:p>No</text:p>
          </table:table-cell>
          <table:table-cell office:value-type="string">
            <text:p>Yes</text:p>
          </table:table-cell>
          <table:table-cell table:number-columns-repeated="3" office:value-type="string">
            <text:p>No</text:p>
          </table:table-cell>
          <table:table-cell office:value-type="string">
            <text:p>HTML, CSS</text:p>
          </table:table-cell>
          <table:table-cell office:value-type="string">
            <text:p>No</text:p>
          </table:table-cell>
          <table:table-cell/>
          <table:table-cell office:value-type="string">
            <text:p>Strongly Disagree</text:p>
          </table:table-cell>
          <table:table-cell office:value-type="string">
            <text:p>Disagree</text:p>
          </table:table-cell>
          <table:table-cell office:value-type="string">
            <text:p>Agree</text:p>
          </table:table-cell>
          <table:table-cell table:number-columns-repeated="4" office:value-type="string">
            <text:p>File-base Store</text:p>
          </table:table-cell>
          <table:table-cell/>
          <table:table-cell office:value-type="string">
            <text:p>Yes</text:p>
          </table:table-cell>
          <table:table-cell office:value-type="string">
            <text:p>myxmol001@myuct.ac.za</text:p>
          </table:table-cell>
        </table:table-row>
        <table:table-row table:style-name="ro1">
          <table:table-cell office:value-type="float" office:value="31">
            <text:p>31</text:p>
          </table:table-cell>
          <table:table-cell office:value-type="string">
            <text:p>Y</text:p>
          </table:table-cell>
          <table:table-cell office:value-type="string">
            <text:p>2012-09-03 14:14:33</text:p>
          </table:table-cell>
          <table:table-cell office:value-type="string">
            <text:p>41.133.58.3</text:p>
          </table:table-cell>
          <table:table-cell office:value-type="string">
            <text:p>Yes</text:p>
          </table:table-cell>
          <table:table-cell office:value-type="string">
            <text:p>Group 10</text:p>
          </table:table-cell>
          <table:table-cell office:value-type="string">
            <text:p>1-3 years</text:p>
          </table:table-cell>
          <table:table-cell office:value-type="string">
            <text:p>3-6 years</text:p>
          </table:table-cell>
          <table:table-cell table:number-columns-repeated="2" office:value-type="string">
            <text:p>1-3 years</text:p>
          </table:table-cell>
          <table:table-cell office:value-type="string">
            <text:p>Not at all</text:p>
          </table:table-cell>
          <table:table-cell office:value-type="string">
            <text:p>Some of the time</text:p>
          </table:table-cell>
          <table:table-cell office:value-type="string">
            <text:p>All the time</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offline access to resources</text:p>
          </table:table-cell>
          <table:table-cell table:number-columns-repeated="2"/>
          <table:table-cell office:value-type="string">
            <text:p>Novice</text:p>
          </table:table-cell>
          <table:table-cell office:value-type="string">
            <text:p>Neutral</text:p>
          </table:table-cell>
          <table:table-cell office:value-type="string">
            <text:p>Agree</text:p>
          </table:table-cell>
          <table:table-cell office:value-type="string">
            <text:p>Disagree</text:p>
          </table:table-cell>
          <table:table-cell table:number-columns-repeated="3" office:value-type="string">
            <text:p>Agree</text:p>
          </table:table-cell>
          <table:table-cell office:value-type="string">
            <text:p>The stories and book files could have been combined o given different names. As the initial structure did confuse me a little but after I understood it was ok.</text:p>
          </table:table-cell>
          <table:table-cell office:value-type="string">
            <text:p>Commenting on images and rating the comments with user feedback.</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Strongly Disagree</text:p>
          </table:table-cell>
          <table:table-cell table:number-columns-repeated="2" office:value-type="string">
            <text:p>Agree</text:p>
          </table:table-cell>
          <table:table-cell table:number-columns-repeated="4" office:value-type="string">
            <text:p>File-base Store</text:p>
          </table:table-cell>
          <table:table-cell/>
          <table:table-cell office:value-type="string">
            <text:p>Yes</text:p>
          </table:table-cell>
          <table:table-cell office:value-type="string">
            <text:p>shmtat001@myuct.ac.za</text:p>
          </table:table-cell>
        </table:table-row>
        <table:table-row table:style-name="ro1">
          <table:table-cell office:value-type="float" office:value="33">
            <text:p>33</text:p>
          </table:table-cell>
          <table:table-cell office:value-type="string">
            <text:p>Y</text:p>
          </table:table-cell>
          <table:table-cell office:value-type="string">
            <text:p>2012-09-03 20:03:04</text:p>
          </table:table-cell>
          <table:table-cell office:value-type="string">
            <text:p>41.76.148.52</text:p>
          </table:table-cell>
          <table:table-cell office:value-type="string">
            <text:p>Yes</text:p>
          </table:table-cell>
          <table:table-cell office:value-type="string">
            <text:p>Group 11</text:p>
          </table:table-cell>
          <table:table-cell office:value-type="string">
            <text:p>Less than 1 year</text:p>
          </table:table-cell>
          <table:table-cell office:value-type="string">
            <text:p>1-3 years</text:p>
          </table:table-cell>
          <table:table-cell office:value-type="string">
            <text:p>3-6 years</text:p>
          </table:table-cell>
          <table:table-cell office:value-type="string">
            <text:p>Less than 1 year</text:p>
          </table:table-cell>
          <table:table-cell office:value-type="string">
            <text:p>Not at all</text:p>
          </table:table-cell>
          <table:table-cell office:value-type="string">
            <text:p>Most of the time</text:p>
          </table:table-cell>
          <table:table-cell office:value-type="string">
            <text:p>Rarely</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Simple to implement and usually fufills all the requirements of data storage</text:p>
          </table:table-cell>
          <table:table-cell table:number-columns-repeated="3" office:value-type="string">
            <text:p>Novice</text:p>
          </table:table-cell>
          <table:table-cell office:value-type="string">
            <text:p>Agree</text:p>
          </table:table-cell>
          <table:table-cell office:value-type="string">
            <text:p>Neutral</text:p>
          </table:table-cell>
          <table:table-cell table:number-columns-repeated="4" office:value-type="string">
            <text:p>Agree</text:p>
          </table:table-cell>
          <table:table-cell/>
          <table:table-cell office:value-type="string">
            <text:p>We Implemented a tablet interface for the data that allowed a user to view documents using gestures and view the corresponding data stored in the meta data</text:p>
          </table:table-cell>
          <table:table-cell office:value-type="string">
            <text:p>Yes</text:p>
          </table:table-cell>
          <table:table-cell table:number-columns-repeated="7" office:value-type="string">
            <text:p>No</text:p>
          </table:table-cell>
          <table:table-cell/>
          <table:table-cell office:value-type="string">
            <text:p>No</text:p>
          </table:table-cell>
          <table:table-cell/>
          <table:table-cell office:value-type="string">
            <text:p>Disagree</text:p>
          </table:table-cell>
          <table:table-cell table:number-columns-repeated="2" office:value-type="string">
            <text:p>Neutral</text:p>
          </table:table-cell>
          <table:table-cell table:number-columns-repeated="4" office:value-type="string">
            <text:p>File-base Store</text:p>
          </table:table-cell>
          <table:table-cell/>
          <table:table-cell office:value-type="string">
            <text:p>No</text:p>
          </table:table-cell>
          <table:table-cell/>
        </table:table-row>
        <table:table-row table:style-name="ro1">
          <table:table-cell office:value-type="float" office:value="34">
            <text:p>34</text:p>
          </table:table-cell>
          <table:table-cell office:value-type="string">
            <text:p>Y</text:p>
          </table:table-cell>
          <table:table-cell office:value-type="string">
            <text:p>2012-09-03 20:34:34</text:p>
          </table:table-cell>
          <table:table-cell office:value-type="string">
            <text:p>41.177.229.27</text:p>
          </table:table-cell>
          <table:table-cell office:value-type="string">
            <text:p>Yes</text:p>
          </table:table-cell>
          <table:table-cell office:value-type="string">
            <text:p>Group 7</text:p>
          </table:table-cell>
          <table:table-cell table:number-columns-repeated="4" office:value-type="string">
            <text:p>Less than 1 year</text:p>
          </table:table-cell>
          <table:table-cell office:value-type="string">
            <text:p>Not at all</text:p>
          </table:table-cell>
          <table:table-cell office:value-type="string">
            <text:p>Some of the time</text:p>
          </table:table-cell>
          <table:table-cell office:value-type="string">
            <text:p>Rarely</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The existing infrastructure for storing and retrieving data</text:p>
          </table:table-cell>
          <table:table-cell/>
          <table:table-cell table:number-columns-repeated="2" office:value-type="string">
            <text:p>Novice</text:p>
          </table:table-cell>
          <table:table-cell table:number-columns-repeated="2" office:value-type="string">
            <text:p>Agree</text:p>
          </table:table-cell>
          <table:table-cell office:value-type="string">
            <text:p>Disagree</text:p>
          </table:table-cell>
          <table:table-cell office:value-type="string">
            <text:p>Agree</text:p>
          </table:table-cell>
          <table:table-cell table:number-columns-repeated="2" office:value-type="string">
            <text:p>Neutral</text:p>
          </table:table-cell>
          <table:table-cell office:value-type="string">
            <text:p>no</text:p>
          </table:table-cell>
          <table:table-cell office:value-type="string">
            <text:p>A more visually appealing layout of the data</text:p>
          </table:table-cell>
          <table:table-cell office:value-type="string">
            <text:p>No</text:p>
          </table:table-cell>
          <table:table-cell office:value-type="string">
            <text:p>Yes</text:p>
          </table:table-cell>
          <table:table-cell office:value-type="string">
            <text:p>No</text:p>
          </table:table-cell>
          <table:table-cell office:value-type="string">
            <text:p>Yes</text:p>
          </table:table-cell>
          <table:table-cell table:number-columns-repeated="4" office:value-type="string">
            <text:p>No</text:p>
          </table:table-cell>
          <table:table-cell/>
          <table:table-cell office:value-type="string">
            <text:p>No</text:p>
          </table:table-cell>
          <table:table-cell/>
          <table:table-cell office:value-type="string">
            <text:p>Strongly Disagree</text:p>
          </table:table-cell>
          <table:table-cell office:value-type="string">
            <text:p>Neutral</text:p>
          </table:table-cell>
          <table:table-cell office:value-type="string">
            <text:p>Strongly Agree</text:p>
          </table:table-cell>
          <table:table-cell table:number-columns-repeated="2" office:value-type="string">
            <text:p>File-base Store</text:p>
          </table:table-cell>
          <table:table-cell office:value-type="string">
            <text:p>Both</text:p>
          </table:table-cell>
          <table:table-cell office:value-type="string">
            <text:p>Database-centric Store</text:p>
          </table:table-cell>
          <table:table-cell/>
          <table:table-cell office:value-type="string">
            <text:p>No</text:p>
          </table:table-cell>
          <table:table-cell/>
        </table:table-row>
        <table:table-row table:style-name="ro1">
          <table:table-cell office:value-type="float" office:value="35">
            <text:p>35</text:p>
          </table:table-cell>
          <table:table-cell office:value-type="string">
            <text:p>Y</text:p>
          </table:table-cell>
          <table:table-cell office:value-type="string">
            <text:p>2012-09-03 21:08:22</text:p>
          </table:table-cell>
          <table:table-cell office:value-type="string">
            <text:p>172.17.4.187</text:p>
          </table:table-cell>
          <table:table-cell office:value-type="string">
            <text:p>Yes</text:p>
          </table:table-cell>
          <table:table-cell office:value-type="string">
            <text:p>Group 2</text:p>
          </table:table-cell>
          <table:table-cell table:number-columns-repeated="2" office:value-type="string">
            <text:p>Less than 1 year</text:p>
          </table:table-cell>
          <table:table-cell table:number-columns-repeated="2" office:value-type="string">
            <text:p>1-3 years</text:p>
          </table:table-cell>
          <table:table-cell office:value-type="string">
            <text:p>Rarely</text:p>
          </table:table-cell>
          <table:table-cell office:value-type="string">
            <text:p>Some of the time</text:p>
          </table:table-cell>
          <table:table-cell office:value-type="string">
            <text:p>Most of the time</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file based</text:p>
          </table:table-cell>
          <table:table-cell table:number-columns-repeated="3" office:value-type="string">
            <text:p>Novice</text:p>
          </table:table-cell>
          <table:table-cell table:number-columns-repeated="6" office:value-type="string">
            <text:p>Strongly Agree</text:p>
          </table:table-cell>
          <table:table-cell/>
          <table:table-cell office:value-type="string">
            <text:p>We had to make a service were a user can select multiple of images and download them at once</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Yes</text:p>
          </table:table-cell>
          <table:table-cell office:value-type="string">
            <text:p>we used a file-based where we store the images that the user had chosen, so we only stored the path</text:p>
          </table:table-cell>
          <table:table-cell office:value-type="string">
            <text:p>Neutral</text:p>
          </table:table-cell>
          <table:table-cell table:number-columns-repeated="2" office:value-type="string">
            <text:p>Agree</text:p>
          </table:table-cell>
          <table:table-cell table:number-columns-repeated="3" office:value-type="string">
            <text:p>Database-centric Store</text:p>
          </table:table-cell>
          <table:table-cell office:value-type="string">
            <text:p>File-base Store</text:p>
          </table:table-cell>
          <table:table-cell office:value-type="string">
            <text:p>it is much easier to do in php</text:p>
          </table:table-cell>
          <table:table-cell office:value-type="string">
            <text:p>Yes</text:p>
          </table:table-cell>
          <table:table-cell office:value-type="string">
            <text:p>mkhkul002@uct.ac.za</text:p>
          </table:table-cell>
        </table:table-row>
        <table:table-row table:style-name="ro1">
          <table:table-cell office:value-type="float" office:value="37">
            <text:p>37</text:p>
          </table:table-cell>
          <table:table-cell office:value-type="string">
            <text:p>Y</text:p>
          </table:table-cell>
          <table:table-cell office:value-type="string">
            <text:p>2012-09-04 12:51:25</text:p>
          </table:table-cell>
          <table:table-cell office:value-type="string">
            <text:p>137.158.153.188</text:p>
          </table:table-cell>
          <table:table-cell office:value-type="string">
            <text:p>Yes</text:p>
          </table:table-cell>
          <table:table-cell office:value-type="string">
            <text:p>Group 2</text:p>
          </table:table-cell>
          <table:table-cell table:number-columns-repeated="4" office:value-type="string">
            <text:p>1-3 years</text:p>
          </table:table-cell>
          <table:table-cell office:value-type="string">
            <text:p>Rarely</text:p>
          </table:table-cell>
          <table:table-cell office:value-type="string">
            <text:p>Some of the time</text:p>
          </table:table-cell>
          <table:table-cell office:value-type="string">
            <text:p>Most of the time</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conceptually easy to understand</text:p>
          </table:table-cell>
          <table:table-cell table:number-columns-repeated="3"/>
          <table:table-cell office:value-type="string">
            <text:p>Disagree</text:p>
          </table:table-cell>
          <table:table-cell office:value-type="string">
            <text:p>Agree</text:p>
          </table:table-cell>
          <table:table-cell table:number-columns-repeated="2" office:value-type="string">
            <text:p>Neutral</text:p>
          </table:table-cell>
          <table:table-cell table:number-columns-repeated="2" office:value-type="string">
            <text:p>Agree</text:p>
          </table:table-cell>
          <table:table-cell/>
          <table:table-cell office:value-type="string">
            <text:p>multiple file download</text:p>
          </table:table-cell>
          <table:table-cell table:number-columns-repeated="4" office:value-type="string">
            <text:p>No</text:p>
          </table:table-cell>
          <table:table-cell office:value-type="string">
            <text:p>Yes</text:p>
          </table:table-cell>
          <table:table-cell table:number-columns-repeated="3" office:value-type="string">
            <text:p>No</text:p>
          </table:table-cell>
          <table:table-cell/>
          <table:table-cell office:value-type="string">
            <text:p>No</text:p>
          </table:table-cell>
          <table:table-cell/>
          <table:table-cell table:number-columns-repeated="3" office:value-type="string">
            <text:p>Agree</text:p>
          </table:table-cell>
          <table:table-cell office:value-type="string">
            <text:p>File-base Store</text:p>
          </table:table-cell>
          <table:table-cell office:value-type="string">
            <text:p>Both</text:p>
          </table:table-cell>
          <table:table-cell office:value-type="string">
            <text:p>Database-centric Store</text:p>
          </table:table-cell>
          <table:table-cell office:value-type="string">
            <text:p>Neither</text:p>
          </table:table-cell>
          <table:table-cell/>
          <table:table-cell office:value-type="string">
            <text:p>No</text:p>
          </table:table-cell>
          <table:table-cell/>
        </table:table-row>
        <table:table-row table:style-name="ro1">
          <table:table-cell office:value-type="float" office:value="38">
            <text:p>38</text:p>
          </table:table-cell>
          <table:table-cell office:value-type="string">
            <text:p>Y</text:p>
          </table:table-cell>
          <table:table-cell office:value-type="string">
            <text:p>2012-09-04 16:17:55</text:p>
          </table:table-cell>
          <table:table-cell office:value-type="string">
            <text:p>41.133.131.61</text:p>
          </table:table-cell>
          <table:table-cell office:value-type="string">
            <text:p>Yes</text:p>
          </table:table-cell>
          <table:table-cell office:value-type="string">
            <text:p>Group 2</text:p>
          </table:table-cell>
          <table:table-cell office:value-type="string">
            <text:p>Less than 1 year</text:p>
          </table:table-cell>
          <table:table-cell table:number-columns-repeated="3" office:value-type="string">
            <text:p>1-3 years</text:p>
          </table:table-cell>
          <table:table-cell office:value-type="string">
            <text:p>Not at all</text:p>
          </table:table-cell>
          <table:table-cell office:value-type="string">
            <text:p>Some of the time</text:p>
          </table:table-cell>
          <table:table-cell office:value-type="string">
            <text:p>Most of the time</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Quick access to files</text:p>
          </table:table-cell>
          <table:table-cell table:number-columns-repeated="3"/>
          <table:table-cell table:number-columns-repeated="4" office:value-type="string">
            <text:p>Agree</text:p>
          </table:table-cell>
          <table:table-cell office:value-type="string">
            <text:p>Neutral</text:p>
          </table:table-cell>
          <table:table-cell office:value-type="string">
            <text:p>Agree</text:p>
          </table:table-cell>
          <table:table-cell/>
          <table:table-cell office:value-type="string">
            <text:p>Download of selected images</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Neutral</text:p>
          </table:table-cell>
          <table:table-cell table:number-columns-repeated="2" office:value-type="string">
            <text:p>Agree</text:p>
          </table:table-cell>
          <table:table-cell table:number-columns-repeated="4" office:value-type="string">
            <text:p>Both</text:p>
          </table:table-cell>
          <table:table-cell/>
          <table:table-cell office:value-type="string">
            <text:p>Yes</text:p>
          </table:table-cell>
          <table:table-cell office:value-type="string">
            <text:p>hrrhen002@myuct.ac.za</text:p>
          </table:table-cell>
        </table:table-row>
        <table:table-row table:style-name="ro1">
          <table:table-cell office:value-type="float" office:value="40">
            <text:p>40</text:p>
          </table:table-cell>
          <table:table-cell office:value-type="string">
            <text:p>Y</text:p>
          </table:table-cell>
          <table:table-cell office:value-type="string">
            <text:p>2012-09-05 19:48:36</text:p>
          </table:table-cell>
          <table:table-cell office:value-type="string">
            <text:p>41.132.183.188</text:p>
          </table:table-cell>
          <table:table-cell office:value-type="string">
            <text:p>Yes</text:p>
          </table:table-cell>
          <table:table-cell office:value-type="string">
            <text:p>Group 7</text:p>
          </table:table-cell>
          <table:table-cell table:number-columns-repeated="4" office:value-type="string">
            <text:p>Less than 1 year</text:p>
          </table:table-cell>
          <table:table-cell table:number-columns-repeated="2" office:value-type="string">
            <text:p>Rarely</text:p>
          </table:table-cell>
          <table:table-cell office:value-type="string">
            <text:p>Some of the time</text:p>
          </table:table-cell>
          <table:table-cell office:value-type="string">
            <text:p>Cloud-based</text:p>
          </table:table-cell>
          <table:table-cell office:value-type="string">
            <text:p>File-based</text:p>
          </table:table-cell>
          <table:table-cell office:value-type="string">
            <text:p>Database-based</text:p>
          </table:table-cell>
          <table:table-cell office:value-type="string">
            <text:p>The fact that it is accessible from anywhere and can be used to keep data synced</text:p>
          </table:table-cell>
          <table:table-cell/>
          <table:table-cell table:number-columns-repeated="2" office:value-type="string">
            <text:p>Novice</text:p>
          </table:table-cell>
          <table:table-cell office:value-type="string">
            <text:p>Agree</text:p>
          </table:table-cell>
          <table:table-cell office:value-type="string">
            <text:p>Disagree</text:p>
          </table:table-cell>
          <table:table-cell office:value-type="string">
            <text:p>Agree</text:p>
          </table:table-cell>
          <table:table-cell office:value-type="string">
            <text:p>Disagree</text:p>
          </table:table-cell>
          <table:table-cell table:number-columns-repeated="2" office:value-type="string">
            <text:p>Agree</text:p>
          </table:table-cell>
          <table:table-cell office:value-type="string">
            <text:p>we had to add .metadata mime type to the server in order to access the files</text:p>
          </table:table-cell>
          <table:table-cell office:value-type="string">
            <text:p>We implemented a book viewer using client side javascript and the html5 canvas. As you scroll through the book, interesting metadata is displayed about the page, such as titles, subjects and stories.</text:p>
          </table:table-cell>
          <table:table-cell office:value-type="string">
            <text:p>No</text:p>
          </table:table-cell>
          <table:table-cell office:value-type="string">
            <text:p>Yes</text:p>
          </table:table-cell>
          <table:table-cell office:value-type="string">
            <text:p>No</text:p>
          </table:table-cell>
          <table:table-cell office:value-type="string">
            <text:p>Yes</text:p>
          </table:table-cell>
          <table:table-cell table:number-columns-repeated="4" office:value-type="string">
            <text:p>No</text:p>
          </table:table-cell>
          <table:table-cell/>
          <table:table-cell office:value-type="string">
            <text:p>No</text:p>
          </table:table-cell>
          <table:table-cell/>
          <table:table-cell office:value-type="string">
            <text:p>Disagree</text:p>
          </table:table-cell>
          <table:table-cell table:number-columns-repeated="2" office:value-type="string">
            <text:p>Agree</text:p>
          </table:table-cell>
          <table:table-cell table:number-columns-repeated="3" office:value-type="string">
            <text:p>Database-centric Store</text:p>
          </table:table-cell>
          <table:table-cell office:value-type="string">
            <text:p>File-base Store</text:p>
          </table:table-cell>
          <table:table-cell/>
          <table:table-cell office:value-type="string">
            <text:p>No</text:p>
          </table:table-cell>
          <table:table-cell/>
        </table:table-row>
        <table:table-row table:style-name="ro1">
          <table:table-cell office:value-type="float" office:value="41">
            <text:p>41</text:p>
          </table:table-cell>
          <table:table-cell office:value-type="string">
            <text:p>Y</text:p>
          </table:table-cell>
          <table:table-cell office:value-type="string">
            <text:p>2012-09-05 11:52:46</text:p>
          </table:table-cell>
          <table:table-cell office:value-type="string">
            <text:p>137.158.153.188</text:p>
          </table:table-cell>
          <table:table-cell office:value-type="string">
            <text:p>Yes</text:p>
          </table:table-cell>
          <table:table-cell office:value-type="string">
            <text:p>Group 10</text:p>
          </table:table-cell>
          <table:table-cell table:number-columns-repeated="3" office:value-type="string">
            <text:p>1-3 years</text:p>
          </table:table-cell>
          <table:table-cell office:value-type="string">
            <text:p>Less than 1 year</text:p>
          </table:table-cell>
          <table:table-cell office:value-type="string">
            <text:p>Not at all</text:p>
          </table:table-cell>
          <table:table-cell office:value-type="string">
            <text:p>Most of the time</text:p>
          </table:table-cell>
          <table:table-cell office:value-type="string">
            <text:p>Rarely</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scalability and redundancy</text:p>
          </table:table-cell>
          <table:table-cell table:number-columns-repeated="3"/>
          <table:table-cell table:number-columns-repeated="5" office:value-type="string">
            <text:p>Agree</text:p>
          </table:table-cell>
          <table:table-cell office:value-type="string">
            <text:p>Neutral</text:p>
          </table:table-cell>
          <table:table-cell/>
          <table:table-cell office:value-type="string">
            <text:p>Annotation, Rating,Browsing</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Neutral</text:p>
          </table:table-cell>
          <table:table-cell table:number-columns-repeated="2" office:value-type="string">
            <text:p>Agree</text:p>
          </table:table-cell>
          <table:table-cell table:number-columns-repeated="4" office:value-type="string">
            <text:p>File-base Store</text:p>
          </table:table-cell>
          <table:table-cell/>
          <table:table-cell office:value-type="string">
            <text:p>No</text:p>
          </table:table-cell>
          <table:table-cell/>
        </table:table-row>
        <table:table-row table:style-name="ro1">
          <table:table-cell office:value-type="float" office:value="42">
            <text:p>42</text:p>
          </table:table-cell>
          <table:table-cell office:value-type="string">
            <text:p>Y</text:p>
          </table:table-cell>
          <table:table-cell office:value-type="string">
            <text:p>2012-09-05 12:00:09</text:p>
          </table:table-cell>
          <table:table-cell office:value-type="string">
            <text:p>137.158.59.216</text:p>
          </table:table-cell>
          <table:table-cell office:value-type="string">
            <text:p>Yes</text:p>
          </table:table-cell>
          <table:table-cell office:value-type="string">
            <text:p>Group 4</text:p>
          </table:table-cell>
          <table:table-cell office:value-type="string">
            <text:p>1-3 years</text:p>
          </table:table-cell>
          <table:table-cell office:value-type="string">
            <text:p>Less than 1 year</text:p>
          </table:table-cell>
          <table:table-cell office:value-type="string">
            <text:p>1-3 years</text:p>
          </table:table-cell>
          <table:table-cell office:value-type="string">
            <text:p>Less than 1 year</text:p>
          </table:table-cell>
          <table:table-cell office:value-type="string">
            <text:p>Not at all</text:p>
          </table:table-cell>
          <table:table-cell office:value-type="string">
            <text:p>Rarely</text:p>
          </table:table-cell>
          <table:table-cell office:value-type="string">
            <text:p>All the time</text:p>
          </table:table-cell>
          <table:table-cell office:value-type="string">
            <text:p>File-based</text:p>
          </table:table-cell>
          <table:table-cell office:value-type="string">
            <text:p>Cloud-based</text:p>
          </table:table-cell>
          <table:table-cell office:value-type="string">
            <text:p>Database-based</text:p>
          </table:table-cell>
          <table:table-cell office:value-type="string">
            <text:p>It\'s easy to access the data locally</text:p>
          </table:table-cell>
          <table:table-cell table:number-columns-repeated="3" office:value-type="string">
            <text:p>Novice</text:p>
          </table:table-cell>
          <table:table-cell office:value-type="string">
            <text:p>Neutral</text:p>
          </table:table-cell>
          <table:table-cell table:number-columns-repeated="2" office:value-type="string">
            <text:p>Disagree</text:p>
          </table:table-cell>
          <table:table-cell office:value-type="string">
            <text:p>Neutral</text:p>
          </table:table-cell>
          <table:table-cell table:number-columns-repeated="2" office:value-type="string">
            <text:p>Disagree</text:p>
          </table:table-cell>
          <table:table-cell office:value-type="string">
            <text:p>it was all new to me</text:p>
          </table:table-cell>
          <table:table-cell office:value-type="string">
            <text:p>it was a visualisation service that allowed users to see different aspects of the data</text:p>
          </table:table-cell>
          <table:table-cell table:number-columns-repeated="3" office:value-type="string">
            <text:p>No</text:p>
          </table:table-cell>
          <table:table-cell office:value-type="string">
            <text:p>Yes</text:p>
          </table:table-cell>
          <table:table-cell table:number-columns-repeated="4" office:value-type="string">
            <text:p>No</text:p>
          </table:table-cell>
          <table:table-cell/>
          <table:table-cell office:value-type="string">
            <text:p>Yes</text:p>
          </table:table-cell>
          <table:table-cell office:value-type="string">
            <text:p>stores the data</text:p>
          </table:table-cell>
          <table:table-cell office:value-type="string">
            <text:p>Neutral</text:p>
          </table:table-cell>
          <table:table-cell table:number-columns-repeated="2" office:value-type="string">
            <text:p>Disagree</text:p>
          </table:table-cell>
          <table:table-cell table:number-columns-repeated="2" office:value-type="string">
            <text:p>Database-centric Store</text:p>
          </table:table-cell>
          <table:table-cell table:number-columns-repeated="2" office:value-type="string">
            <text:p>File-base Store</text:p>
          </table:table-cell>
          <table:table-cell/>
          <table:table-cell office:value-type="string">
            <text:p>No</text:p>
          </table:table-cell>
          <table:table-cell/>
        </table:table-row>
        <table:table-row table:style-name="ro1">
          <table:table-cell office:value-type="float" office:value="43">
            <text:p>43</text:p>
          </table:table-cell>
          <table:table-cell office:value-type="string">
            <text:p>Y</text:p>
          </table:table-cell>
          <table:table-cell office:value-type="string">
            <text:p>2012-09-05 12:43:10</text:p>
          </table:table-cell>
          <table:table-cell office:value-type="string">
            <text:p>137.158.153.188</text:p>
          </table:table-cell>
          <table:table-cell office:value-type="string">
            <text:p>Yes</text:p>
          </table:table-cell>
          <table:table-cell office:value-type="string">
            <text:p>Group 12</text:p>
          </table:table-cell>
          <table:table-cell table:number-columns-repeated="4" office:value-type="string">
            <text:p>Less than 1 year</text:p>
          </table:table-cell>
          <table:table-cell office:value-type="string">
            <text:p>Some of the time</text:p>
          </table:table-cell>
          <table:table-cell office:value-type="string">
            <text:p>Most of the time</text:p>
          </table:table-cell>
          <table:table-cell office:value-type="string">
            <text:p>All the time</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Cloud-based systems, as it is easier to access and has a lot of storage capacity.</text:p>
          </table:table-cell>
          <table:table-cell table:number-columns-repeated="3"/>
          <table:table-cell office:value-type="string">
            <text:p>Neutral</text:p>
          </table:table-cell>
          <table:table-cell table:number-columns-repeated="2" office:value-type="string">
            <text:p>Agree</text:p>
          </table:table-cell>
          <table:table-cell office:value-type="string">
            <text:p>Strongly Agree</text:p>
          </table:table-cell>
          <table:table-cell office:value-type="string">
            <text:p>Agree</text:p>
          </table:table-cell>
          <table:table-cell office:value-type="string">
            <text:p>Strongly Agree</text:p>
          </table:table-cell>
          <table:table-cell office:value-type="string">
            <text:p>The format was not that difficult to understand and the metadata tells us where the image locations were. It was easy to access using php script </text:p>
          </table:table-cell>
          <table:table-cell office:value-type="string">
            <text:p>Where had a book shelve where a user can browser different books for each given author. The can click on the book and the book images will then be transferred into an xml file where the flash book reader would put the images into the pages of that flash book. </text:p>
          </table:table-cell>
          <table:table-cell office:value-type="string">
            <text:p>No</text:p>
          </table:table-cell>
          <table:table-cell office:value-type="string">
            <text:p>Yes</text:p>
          </table:table-cell>
          <table:table-cell table:number-columns-repeated="2" office:value-type="string">
            <text:p>No</text:p>
          </table:table-cell>
          <table:table-cell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Strongly Agree</text:p>
          </table:table-cell>
          <table:table-cell office:value-type="string">
            <text:p>Agree</text:p>
          </table:table-cell>
          <table:table-cell office:value-type="string">
            <text:p>Strongly Agree</text:p>
          </table:table-cell>
          <table:table-cell table:number-columns-repeated="2" office:value-type="string">
            <text:p>Both</text:p>
          </table:table-cell>
          <table:table-cell office:value-type="string">
            <text:p>Database-centric Store</text:p>
          </table:table-cell>
          <table:table-cell office:value-type="string">
            <text:p>File-base Store</text:p>
          </table:table-cell>
          <table:table-cell office:value-type="string">
            <text:p>N/A</text:p>
          </table:table-cell>
          <table:table-cell office:value-type="string">
            <text:p>Yes</text:p>
          </table:table-cell>
          <table:table-cell office:value-type="string">
            <text:p>sanele.macanda@gmail.com</text:p>
          </table:table-cell>
        </table:table-row>
        <table:table-row table:style-name="ro1">
          <table:table-cell office:value-type="float" office:value="44">
            <text:p>44</text:p>
          </table:table-cell>
          <table:table-cell office:value-type="string">
            <text:p>Y</text:p>
          </table:table-cell>
          <table:table-cell office:value-type="string">
            <text:p>2012-09-11 21:42:35</text:p>
          </table:table-cell>
          <table:table-cell office:value-type="string">
            <text:p>41.135.200.26</text:p>
          </table:table-cell>
          <table:table-cell office:value-type="string">
            <text:p>Yes</text:p>
          </table:table-cell>
          <table:table-cell office:value-type="string">
            <text:p>Group 9</text:p>
          </table:table-cell>
          <table:table-cell office:value-type="string">
            <text:p>1-3 years</text:p>
          </table:table-cell>
          <table:table-cell office:value-type="string">
            <text:p>Less than 1 year</text:p>
          </table:table-cell>
          <table:table-cell table:number-columns-repeated="2" office:value-type="string">
            <text:p>1-3 years</text:p>
          </table:table-cell>
          <table:table-cell office:value-type="string">
            <text:p>Some of the time</text:p>
          </table:table-cell>
          <table:table-cell office:value-type="string">
            <text:p>All the time</text:p>
          </table:table-cell>
          <table:table-cell office:value-type="string">
            <text:p>Most of the time</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Querying a database table to retrieve a record is most useful for data.</text:p>
          </table:table-cell>
          <table:table-cell table:number-columns-repeated="3" office:value-type="string">
            <text:p>Novice</text:p>
          </table:table-cell>
          <table:table-cell office:value-type="string">
            <text:p>Neutral</text:p>
          </table:table-cell>
          <table:table-cell table:number-columns-repeated="2" office:value-type="string">
            <text:p>Agree</text:p>
          </table:table-cell>
          <table:table-cell office:value-type="string">
            <text:p>Disagree</text:p>
          </table:table-cell>
          <table:table-cell office:value-type="string">
            <text:p>Neutral</text:p>
          </table:table-cell>
          <table:table-cell office:value-type="string">
            <text:p>Disagree</text:p>
          </table:table-cell>
          <table:table-cell/>
          <table:table-cell office:value-type="string">
            <text:p>The web service created was a picture annotation service where a user could annotate a picture in the story. <text:s/>It is similar to facebook picture tagging.</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Neutral</text:p>
          </table:table-cell>
          <table:table-cell office:value-type="string">
            <text:p>Agree</text:p>
          </table:table-cell>
          <table:table-cell office:value-type="string">
            <text:p>Disagree</text:p>
          </table:table-cell>
          <table:table-cell table:number-columns-repeated="2" office:value-type="string">
            <text:p>Database-centric Store</text:p>
          </table:table-cell>
          <table:table-cell table:number-columns-repeated="2" office:value-type="string">
            <text:p>File-base Store</text:p>
          </table:table-cell>
          <table:table-cell/>
          <table:table-cell office:value-type="string">
            <text:p>Yes</text:p>
          </table:table-cell>
          <table:table-cell office:value-type="string">
            <text:p>gngethe@cs.uct.ac.za</text:p>
          </table:table-cell>
        </table:table-row>
        <table:table-row table:style-name="ro1">
          <table:table-cell office:value-type="float" office:value="45">
            <text:p>45</text:p>
          </table:table-cell>
          <table:table-cell office:value-type="string">
            <text:p>Y</text:p>
          </table:table-cell>
          <table:table-cell office:value-type="string">
            <text:p>2012-09-13 22:40:12</text:p>
          </table:table-cell>
          <table:table-cell office:value-type="string">
            <text:p>196.215.121.131</text:p>
          </table:table-cell>
          <table:table-cell office:value-type="string">
            <text:p>Yes</text:p>
          </table:table-cell>
          <table:table-cell office:value-type="string">
            <text:p>Group 8</text:p>
          </table:table-cell>
          <table:table-cell table:number-columns-repeated="2" office:value-type="string">
            <text:p>Less than 1 year</text:p>
          </table:table-cell>
          <table:table-cell table:number-columns-repeated="2" office:value-type="string">
            <text:p>1-3 years</text:p>
          </table:table-cell>
          <table:table-cell office:value-type="string">
            <text:p>Rarely</text:p>
          </table:table-cell>
          <table:table-cell table:number-columns-repeated="2" office:value-type="string">
            <text:p>Some of the time</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It stores data online, such that it won\'t be lost even if my host machine crashes</text:p>
          </table:table-cell>
          <table:table-cell table:number-columns-repeated="3" office:value-type="string">
            <text:p>Novice</text:p>
          </table:table-cell>
          <table:table-cell office:value-type="string">
            <text:p>Neutral</text:p>
          </table:table-cell>
          <table:table-cell office:value-type="string">
            <text:p>Agree</text:p>
          </table:table-cell>
          <table:table-cell table:number-columns-repeated="4" office:value-type="string">
            <text:p>Neutral</text:p>
          </table:table-cell>
          <table:table-cell/>
          <table:table-cell office:value-type="string">
            <text:p>It was an application with which users could page through the different data types. They were put into separate categories (books, stories, etc.) in the application. The application was also suited for mobile devices.</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Yes</text:p>
          </table:table-cell>
          <table:table-cell office:value-type="string">
            <text:p>A laptop was the server that hosted all the content.</text:p>
          </table:table-cell>
          <table:table-cell office:value-type="string">
            <text:p>Disagree</text:p>
          </table:table-cell>
          <table:table-cell office:value-type="string">
            <text:p>Agree</text:p>
          </table:table-cell>
          <table:table-cell office:value-type="string">
            <text:p>Neutral</text:p>
          </table:table-cell>
          <table:table-cell office:value-type="string">
            <text:p>Neither</text:p>
          </table:table-cell>
          <table:table-cell table:number-columns-repeated="2" office:value-type="string">
            <text:p>Both</text:p>
          </table:table-cell>
          <table:table-cell office:value-type="string">
            <text:p>Database-centric Store</text:p>
          </table:table-cell>
          <table:table-cell/>
          <table:table-cell office:value-type="string">
            <text:p>No</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Z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ZA">R</number:currency-symbol>
      <number:text> </number:text>
      <number:number number:decimal-places="2" number:min-integer-digits="1" number:grouping="true"/>
    </number:currency-style>
    <number:currency-style style:name="N104">
      <style:text-properties fo:color="#ff0000"/>
      <number:currency-symbol number:language="en" number:country="ZA">R</number:currency-symbol>
      <number:text>-</number:text>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1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190" meta:object-count="0"/>
    <meta:generator>LibreOffice/3.5$Linux_x86 LibreOffice_project/350m1$Build-2</meta:generator>
  </office:meta>
</office:document-meta>
</file>